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language="ru" fo:country="RU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010 <text:span text:style-name="T1">год .Конец августа </text:span></text:p>
      <text:p text:style-name="Standard"><text:span text:style-name="T1">Главные герои :<text:line-break/>Браун,<text:line-break/>Джереми,<text:line-break/>Сьюзен.</text:span></text:p>
      <text:p text:style-name="Standard"><text:span text:style-name="T1">Браун : 44 летний мужчина , живущий в старом доме . Он имеет плохую репутацию среди местных жителей . Его мать была убита отцом , из-за чего малый на тот момент браун получил психическую травму , он начинает убивать животных , не из-за отсутствие еды в доме , а ради собственного удовольствия . Позже отец Брауна пропадает ,тело его так и не было найдено , никто так и не узнал , что его отец был убит и съеден собственным сыном . </text:span></text:p>
      <text:p text:style-name="Standard"><text:span text:style-name="T1">Джереми: мальчик 10 лет , средний класс , с огромным рвением к жизни</text:span></text:p>
      <text:p text:style-name="Standard"><text:span text:style-name="T1">Сьюзен : девочка 8 лет , видящая мир исключительно во всем хорошем и не видящая опасности .</text:span></text:p>
      <text:p text:style-name="Standard"><text:span text:style-name="T1">25 Августа . <text:line-break/>Во время игры в догонялки Брат и сестра пробегают до окраины города , где находится дом Брауна , Сьюзен забежала в его дом , но когда она поняла , что что-то не так было уже поздно. Джереми вбежал за ней . </text:span></text:p>
      <text:p text:style-name="Standard"><text:span text:style-name="T1">26 Августа <text:s/>. </text:span></text:p>
      <text:p text:style-name="Standard"><text:span text:style-name="T1">Был найден труп Сьюзен </text:span></text:p>
      <text:p text:style-name="Standard"><text:span text:style-name="T1">27 Августа .</text:span></text:p>
      <text:p text:style-name="Standard"><text:span text:style-name="T1">Плохая концовка : Трупа героя был найден в лесу</text:span></text:p>
      <text:p text:style-name="Standard"><text:span text:style-name="T1">Хорошая концовка </text:span><text:span text:style-name="T2">: </text:span></text:p>
      <text:p text:style-name="Standard"><text:span text:style-name="T1">Героя находят в лесу , где он рассказывает о событиях, которые произошли , Брауна судят , он признается во всем , что совершил , Джереми всю оставшуюся жизнь живет с психологической травмой <text:line-break/></text:span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M51S</meta:editing-duration>
    <meta:editing-cycles>3</meta:editing-cycles>
    <meta:generator>OpenOffice/4.1.5$Win32 OpenOffice.org_project/415m1$Build-9789</meta:generator>
    <dc:date>2019-02-01T13:14:15.11</dc:date>
    <meta:document-statistic meta:table-count="0" meta:image-count="0" meta:object-count="0" meta:page-count="1" meta:paragraph-count="12" meta:word-count="219" meta:character-count="1179"/>
    <meta:user-defined meta:name="Info 1"/>
    <meta:user-defined meta:name="Info 2"/>
    <meta:user-defined meta:name="Info 3"/>
    <meta:user-defined meta:name="Info 4"/>
  </office:meta>
</office:document-meta>
</file>